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erif" svg:font-family="'Bitstream Vera Serif'" style:font-family-generic="roman" style:font-pitch="variable"/>
    <style:font-face style:name="Times New Roman" svg:font-family="'Times New Roman'" style:font-adornments="Regular"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variant="small-caps"/>
    </style:style>
    <style:style style:name="Sect1" style:family="section">
      <style:section-properties text:dont-balance-text-columns="true"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0.127cm" text:min-label-width="0.2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cherche sur les modèles de paiement en ligne</text:p>
      <text:p text:style-name="Author">Nicolas MASSÉ</text:p>
      <text:p text:style-name="Abstract">Ce document est un résumé de l'article « <text:span text:style-name="T1">Research on Electronic Payment Model</text:span> » de <text:span text:style-name="T2">Bo Meng</text:span> et <text:span text:style-name="T2">Qianxing Xiong</text:span>. Avec l'essor d'internet, de nombreux systèmes de commerce en ligne se sont développés. Simultanément, des modèles de paiement électronique ont été introduits. Ce document présente le modèle de paiement « 3E », basé sur le modèle de Janson et Waidner (J&amp;W) ainsi que sur celui d'Asokan. Le modèle « 3E » se décompose en trois modèles : la carte de crédit électronique, la monnaie électronique et le chèque électronique. Les trois modèles seront comparés selon divers critères puis les systèmes existants seront classifiés et enfin les propriétés des protocoles de paiement seront discutées.</text:p>
      <text:section text:style-name="Sect1" text:name="body">
        <text:h text:style-name="Heading_20_1" text:outline-level="1">Introduction</text:h>
        <text:p text:style-name="Text_20_body">Tout système de E-commerce comprend en général trois parties : communication, logistique, et paiement électronique. Dans le modèle de J&amp;W il existe deux systèmes, ceux de type monnaie électronique et ceux de type chèque électronique, chacun pouvant être direct (les deux parties interagissent) ou indirect (une des deux parties est hors ligne). </text:p>
        <text:p text:style-name="Text_20_body">Dans le modèle d'Asokan deux critères sont utilisés pour classer les systèmes. Le premier dépend du type de connexion, directe ou indirecte et le second est le délai entre la fin de la transaction et le moment où le compte du payeur est effectivement débité (avant, pendant, après). </text:p>
        <text:p text:style-name="Text_20_body">Ainsi, le modèle d'Asokan comporte quatre modèles : monnaie électronique direct, chèque électronique direct, indirect à réception et indirect à émission.</text:p>
        <text:p text:style-name="Text_20_body">Les modèles d'Asokan et de J&amp;W étant abstrait et compliqués, la suite de ce document présente un nouveau modèle basé sur leurs travaux.</text:p>
        <text:h text:style-name="Heading_20_1" text:outline-level="1">Le modèle « 3E »</text:h>
        <text:p text:style-name="Text_20_body">Le modèle « 3E » se décompose en trois modèles : la carte de crédit électronique, la monnaie électronique et le chèque électronique. </text:p>
        <text:h text:style-name="Heading_20_2" text:outline-level="2">La carte de crédit électronique</text:h>
        <text:p text:style-name="Text_20_body">Elle remplace la carte de crédit utilisée habituellement et a la même valeur légale. Pour payer avec cette carte, le porteur crée un ordre de paiement incluant des informations telles que le nom de l'accepteur, le montant, la date d'expiration, le mot de passe, le type de carte et le numéro de la carte. Il signe cet ordre de paiement et l'envoie à l'accepteur par mail, par exemple. L'accepteur vérifie les informations et l'envoie à la banque acquéreur. La banque du porteur et la banque acquéreur vérifient toutes les deux les informations et procèdent au clearing et settlement. </text:p>
        <text:h text:style-name="Heading_20_2" text:outline-level="2">La monnaie électronique</text:h>
        <text:p text:style-name="Text_20_body">Elle remplace la monnaie utilisée habituellement et a la même valeur légale. Avant de payer, le payeur doit acheter de la monnaie électronique auprès d'une banque. Il peut ensuite l'envoyer avec la facture signée au bénéficiaire, qui envoie la monnaie électronique à sa banque. La banque émettrice et la banque du bénéficiaire vérifient toutes les deux la monnaie électronique et le montant est transféré sur le compte du bénéficiaire. </text:p>
        <text:h text:style-name="Heading_20_2" text:outline-level="2">Le chèque électronique</text:h>
        <text:p text:style-name="Text_20_body">Il remplace le chèque utilisée habituellement et a la même valeur légale. Pour payer, le payeur envoie au bénéficiaire un chèque électronique comportant le nom du bénéficiaire, le montant, la date et les informations de compte. Le bénéficiaire vérifie la signature de la facture et du chèque, endosse le chèque et crée une fiche de dépôt de chèque qu'il envoie à sa banque. La banque du bénéficiaire et la banque du payeur vérifient les signatures du chèque et de l'endossement. La banque du bénéficiaire vérifie que la transmission n'est pas un doublon et que le certificat du payeur et son compte sont valides. Enfin, les deux banques procèdent au clearing et settlement.</text:p>
        <text:h text:style-name="Heading_20_1" text:outline-level="1">Comparaison des trois modèles</text:h>
        <text:p text:style-name="Text_20_body">Le document original compare les trois modèles dans un tableau. On peut retenir de cette comparaison trois éléments importants :</text:p>
        <text:list text:style-name="L1">
          <text:list-item>
            <text:p text:style-name="P1">L'anonymat est maximum lors de l'utilisation de la monnaie électronique et minimum lors de l'émission d'un chèque.</text:p>
          </text:list-item>
          <text:list-item>
            <text:p text:style-name="P1">Le modèle de la carte de crédit électronique est le plus populaire</text:p>
          </text:list-item>
          <text:list-item>
            <text:p text:style-name="P1">La monnaie électronique est utilisé pour les micro-paiements alors que le chèque est utilisé pour les gros paiements.</text:p>
          </text:list-item>
        </text:list>
        <text:h text:style-name="Heading_20_1" text:outline-level="1">Analyse des protocoles de paiement en ligne</text:h>
        <text:p text:style-name="Text_20_body">Conformément au modèle « 3E », Virtual Credit Card, SET et VCPT suivent le modèle « cartes de crédit électroniques ». CyberCoin, DigiCash, MilliCent et Netcash suivent le modèle « monnaie électronique » et NetBill suit le modèle « chèque électronique ».</text:p>
        <text:p text:style-name="Text_20_body">Les propriétés communes aux protocoles de paiement en ligne sont principalement la sécurité, la responsabilité (accountability), l'atomicité, l'anonymat, la non-répudiation et l'équité (fairness). L'atomicité comprend l'atomicité de l'argent, l'atomicité des biens et l'assurance de la livraison. Les protocoles qui assurent l'atomicité de l'argent transfèrent de l'argent sans possibilité de création ou de destruction de données. <text:s/>Les protocoles qui assurent l'atomicité des biens impliquent un transfert de biens contre de l'argent. Ces protocoles assurent également l'atomicité de l'argent. Les protocoles qui assurent la livraison assurent également l'atomicité de l'argent et des biens et permettent à un client et un commerçant d'être sûrs de la nature exacte des produits livrés. La responsabilité (accountability) est la propriété par laquelle l'association d'une source unique avec un objet ou une action peut être prouvée à une tierce partie. </text:p>
        <text:h text:style-name="Heading_20_1" text:outline-level="1">Conclusion</text:h>
        <text:p text:style-name="Text_20_body">Ce document présente un modèle de paiement, basé sur le modèle de Janson et Waidner (J&amp;W) ainsi que sur celui d'Asokan mais concret et plus simpl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erif" svg:font-family="'Bitstream Vera Serif'" style:font-family-generic="roman" style:font-pitch="variable"/>
    <style:font-face style:name="Times New Roman" svg:font-family="'Times New Roman'" style:font-adornments="Regular"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erif" fo:font-size="12pt" fo:language="fr" fo:country="FR"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orphans="2" fo:widows="2"/>
      <style:text-properties style:font-name="Times New Roman" fo:font-size="10pt"/>
    </style:style>
    <style:style style:name="Heading" style:family="paragraph" style:parent-style-name="Standard" style:next-style-name="Text_20_body" style:class="text">
      <style:paragraph-properties fo:margin-top="0.423cm" fo:margin-bottom="0.212cm" fo:text-align="start" style:justify-single-word="false" style:shadow="none" fo:keep-with-next="always"/>
      <style:text-properties style:font-name="Bitstream Vera Sans" fo:font-size="14pt" style:font-name-asian="Bitstream Vera Sans1" style:font-size-asian="14pt" style:font-name-complex="Bitstream Vera Sans1" style:font-size-complex="14pt"/>
    </style:style>
    <style:style style:name="Heading_20_1" style:display-name="Heading 1" style:family="paragraph" style:parent-style-name="Heading" style:next-style-name="Text_20_body" style:class="text" style:master-page-name="" style:default-outline-level="1">
      <style:paragraph-properties fo:margin-top="0.12cm" fo:margin-bottom="0.109cm"/>
      <style:text-properties style:font-name="Arial"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019cm" fo:margin-bottom="0.109cm"/>
      <style:text-properties style:font-name="Arial1"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Author" style:class="chapter">
      <style:paragraph-properties fo:margin-top="0.42cm" fo:margin-bottom="0.21cm" fo:text-align="center" style:justify-single-word="false"/>
      <style:text-properties style:font-name="Arial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next-style-name="Abstract" style:class="text" style:master-page-name="">
      <style:paragraph-properties fo:margin-top="0cm" fo:margin-bottom="0.199cm" fo:text-align="center" style:justify-single-word="false"/>
      <style:text-properties fo:font-variant="small-caps" style:font-name="Times New Roman"/>
    </style:style>
    <style:style style:name="Abstract" style:family="paragraph" style:parent-style-name="Text_20_body" style:class="text" style:master-page-name="">
      <style:paragraph-properties fo:margin-top="0cm" fo:margin-bottom="0.21cm" fo:text-align="justify" style:justify-single-word="false"/>
      <style:text-properties style:font-name="Times New Roman" fo:font-size="10pt" fo:font-style="italic"/>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suffix=" -" style:num-format="1">
        <style:list-level-properties text:min-label-distance="0.229cm"/>
      </text:outline-level-style>
      <text:outline-level-style text:level="2" style:num-suffix=" -" style:num-format="1" text:display-levels="2">
        <style:list-level-properties text:min-label-distance="0.229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1.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7-01-06T13:28:30</meta:creation-date>
    <dc:date>2007-01-14T20:41:32</dc:date>
    <meta:print-date>2007-01-06T13:54:10</meta:print-date>
    <dc:language>fr-FR</dc:language>
    <meta:editing-cycles>35</meta:editing-cycles>
    <meta:user-defined meta:name="Info 1"/>
    <meta:user-defined meta:name="Info 2"/>
    <meta:user-defined meta:name="Info 3"/>
    <meta:user-defined meta:name="Info 4"/>
    <meta:document-statistic meta:table-count="0" meta:image-count="0" meta:object-count="0" meta:page-count="1" meta:paragraph-count="26" meta:word-count="850" meta:character-count="5465"/>
  </office:meta>
</office:document-meta>
</file>